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6ab9" officeooo:paragraph-rsid="00216ab9"/>
    </style:style>
    <style:style style:name="P2" style:family="paragraph" style:parent-style-name="Text_20_body">
      <style:text-properties officeooo:rsid="0021b038" officeooo:paragraph-rsid="0021b038"/>
    </style:style>
    <style:style style:name="P3" style:family="paragraph" style:parent-style-name="Text_20_body" style:list-style-name="L13">
      <style:text-properties officeooo:rsid="0021b038" officeooo:paragraph-rsid="0021b038"/>
    </style:style>
    <style:style style:name="P4" style:family="paragraph" style:parent-style-name="Heading_20_2">
      <style:text-properties officeooo:paragraph-rsid="00216ab9"/>
    </style:style>
    <style:style style:name="P5" style:family="paragraph" style:parent-style-name="Heading_20_2">
      <style:text-properties officeooo:paragraph-rsid="0021b038"/>
    </style:style>
    <style:style style:name="T1" style:family="text">
      <style:text-properties officeooo:rsid="00216ab9"/>
    </style:style>
    <style:style style:name="T2" style:family="text">
      <style:text-properties officeooo:rsid="0021b03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text:span text:style-name="T1">Transmiterea modificarilor de la o stație la celelalte</text:span></text:h>
      <text:p text:style-name="P1">În cadrul sistemului distribuit va exista <text:s/>unul sau mai multe procese speciale numite trackeri, care vor menține o lista cu toate statiile prezente în sistem. Dacă vor exista mai mulți trackeri, atunci mulțimea statiilor va fi împărțită în mai multe submultimi, fiecare cu un tracker propriu.</text:p>
      <text:p text:style-name="P1">Atunci când o stație detecteaza o schimbare a sistemului de fisiere, ea va lua de la tracker lista cu IP-uri și va transmite la un IP aleator modificarile ei. Apoi cele doua statii vor găsi alte doua statii aleatoare la care vor transmite modificarile. Algoritmul se repeta pana când toate statiile vor avea modificarile făcute. Acest tip de protocol se numește gossip sau epidemic: <text:a xlink:type="simple" xlink:href="https://en.wikipedia.org/wiki/Gossip_protocol" text:style-name="Internet_20_link" text:visited-style-name="Visited_20_Internet_20_Link">https://en.wikipedia.org/wiki/Gossip_protocol</text:a> .</text:p>
      <text:p text:style-name="P1">Fiecare stație va avea grija de alte statii. Ea va avea conexiuni permanente cu ele. La o perioada fixa de timp, stația va transmite celorlalte statii mesaje de tip heart beat și va aștepta mesaje de același fel de la celelalte statii. Atunci când o stație nu mai primește mesaje de la statiile de care are grija, ea va anunța trackerul, iar el o să șteargă adresa statiei respective din lista.</text:p>
      <text:h text:style-name="P5" text:outline-level="2"><text:span text:style-name="T2">Serverul de operatii cu fisiere</text:span></text:h>
      <text:p text:style-name="P2">Fiecare stație va avea un proces care va realiza diferite operatii cu fisiere la distanța. Procesul este un server realizat în C++ și permite urmatoarele operatii:</text:p>
      <text:list xml:id="list567222345025761618" text:style-name="L13">
        <text:list-item>
          <text:p text:style-name="P3">citire sectiune de fisier (nume fisier, poziție, lungime)</text:p>
        </text:list-item>
        <text:list-item>
          <text:p text:style-name="P3">suprascriere sectiune în fisier (nume fisier, poziție, buffer, lungime)</text:p>
        </text:list-item>
        <text:list-item>
          <text:p text:style-name="P3">creare fisier sau director</text:p>
        </text:list-item>
        <text:list-item>
          <text:p text:style-name="P3">stergere fisier sau director</text:p>
        </text:list-item>
        <text:list-item>
          <text:p text:style-name="P3">copiere fisier sau director</text:p>
        </text:list-item>
        <text:list-item>
          <text:p text:style-name="P3">redenumire fisier sau director</text:p>
        </text:list-item>
        <text:list-item>
          <text:p text:style-name="P3">informații despre fisier sau director</text:p>
        </text:list-item>
      </text:list>
      <text:p text:style-name="P2">Cu ajutorul serverului, o stație va transmite alteia modificarile necesare pentru sincronizare.</text:p>
      <text:p text:style-name="P2">Operatiile cu fisiere vor face parte dintr-o biblioteca, iar serverul va încarca biblioteca dinam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AR PL New Sung"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21:28:39.863356187</meta:creation-date>
    <dc:date>2015-11-02T21:45:19.139673519</dc:date>
    <meta:editing-duration>PT36M9S</meta:editing-duration>
    <meta:editing-cycles>7</meta:editing-cycles>
    <meta:generator>LibreOffice/4.3.7.2$Linux_x86 LibreOffice_project/430$Build-2</meta:generator>
    <meta:document-statistic meta:table-count="0" meta:image-count="0" meta:object-count="0" meta:page-count="1" meta:paragraph-count="15" meta:word-count="293" meta:character-count="1849" meta:non-whitespace-character-count="1577"/>
  </office:meta>
</office:document-meta>
</file>